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Als erstes Sample dass ich für meine Projektarbeit einreichen wollte stand dieser Text für mich fest.<text:line-break/>Inhaltlich befinden sich die drei Akteure Marc-Uwe Kling, das Känguru und eine Angestellte, wie der Titel schon verrät, in der Ausländerbehörde. Dort versucht das Känguru der unmotivierten Angestellten klarzumachen, dass es aufgrund seiner Festanstellung bei Marc-Uwe nicht abgeschoben werden kann. Besonders interessant an diesem Text finde ich sowohl die verschiedenen Tempi und Gemütszustände der Akteure als auch die Tatsache dass die englische, französische und spanische Übersetzung<text:s/>des Wortes „Scheißverein“ wie selbstverständlich im Redefluss einzubauen war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abian Krüger</meta:initial-creator>
    <dc:creator>Fabian Krüger</dc:creator>
    <meta:creation-date>2022-03-02T20:03:00Z</meta:creation-date>
    <dc:date>2022-03-02T20:11:00Z</dc:date>
    <meta:template xlink:href="Normal" xlink:type="simple"/>
    <meta:editing-cycles>1</meta:editing-cycles>
    <meta:editing-duration>PT0S</meta:editing-duration>
    <meta:document-statistic meta:page-count="1" meta:paragraph-count="1" meta:word-count="91" meta:character-count="670" meta:row-count="4" meta:non-whitespace-character-count="580"/>
  </office:meta>
</office:document-meta>
</file>